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imes New Roman" fo:font-size="16pt" style:font-name-asian="Times New Roman" style:font-size-asian="16pt" style:font-name-complex="Times New Roman" style:font-size-complex="16pt"/>
    </style:style>
    <style:style style:name="P5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Times New Roman" fo:font-size="16pt" style:font-name-asian="Times New Roman" style:font-size-asian="16pt" style:font-name-complex="Times New Roman" style:font-size-complex="16pt"/>
    </style:style>
    <style:style style:name="P7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8" style:family="paragraph" style:parent-style-name="Heading_20_1">
      <style:paragraph-properties fo:margin-left="0cm" fo:margin-right="0cm" fo:line-height="115%" fo:text-align="center" style:justify-single-word="false" fo:text-indent="0cm" style:auto-text-indent="false" fo:break-before="auto" fo:break-after="auto" style:writing-mode="lr-tb"/>
    </style:style>
    <style:style style:name="P9" style:family="paragraph" style:parent-style-name="Heading_20_1">
      <style:paragraph-properties fo:margin-left="0cm" fo:margin-right="0cm" fo:margin-top="0.635cm" fo:margin-bottom="0.141cm" style:contextual-spacing="false" fo:line-height="115%" fo:text-align="center" style:justify-single-word="false" fo:text-indent="0cm" style:auto-text-indent="false" fo:break-before="auto" fo:break-after="auto" style:writing-mode="lr-tb"/>
    </style:style>
    <style:style style:name="P10" style:family="paragraph" style:parent-style-name="Heading_20_1">
      <style:paragraph-properties fo:line-height="115%" fo:break-before="page" style:writing-mode="lr-tb"/>
    </style:style>
    <style:style style:name="P1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2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Standard">
      <style:paragraph-properties fo:line-height="115%" fo:break-before="auto" fo:break-after="auto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Standard">
      <style:paragraph-properties fo:line-height="115%" fo:break-before="auto" fo:break-after="auto" style:writing-mode="lr-tb"/>
    </style:style>
    <style:style style:name="P15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16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17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18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19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20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</style:style>
    <style:style style:name="P21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</style:style>
    <style:style style:name="P22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</style:style>
    <style:style style:name="P23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</style:style>
    <style:style style:name="P24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25" style:family="paragraph" style:parent-style-name="Standard" style:list-style-name="LS11">
      <style:paragraph-properties fo:margin-top="0cm" fo:margin-bottom="0cm" style:contextual-spacing="false" fo:line-height="115%" fo:break-before="auto" fo:break-after="auto" style:writing-mode="lr-tb"/>
    </style:style>
    <style:style style:name="P26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27" style:family="paragraph" style:parent-style-name="Standard" style:list-style-name="LS13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28" style:family="paragraph" style:parent-style-name="Standard">
      <style:paragraph-properties fo:margin-left="0cm" fo:margin-right="0cm" fo:line-height="115%" fo:text-indent="1.27cm" style:auto-text-indent="false" style:writing-mode="lr-tb"/>
      <style:text-properties officeooo:paragraph-rsid="0016a9e5"/>
    </style:style>
    <style:style style:name="P29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30" style:family="paragraph" style:parent-style-name="Standard">
      <style:paragraph-properties fo:line-height="115%" style:writing-mode="lr-tb"/>
    </style:style>
    <style:style style:name="P31" style:family="paragraph" style:parent-style-name="Standard">
      <style:paragraph-properties fo:line-height="115%" style:writing-mode="lr-tb"/>
      <style:text-properties officeooo:paragraph-rsid="0016a9e5"/>
    </style:style>
    <style:style style:name="P32" style:family="paragraph" style:parent-style-name="Heading_20_3">
      <style:paragraph-properties fo:margin-top="0.494cm" fo:margin-bottom="0.141cm" style:contextual-spacing="false" fo:line-height="115%" fo:break-before="auto" fo:break-after="auto" style:writing-mode="lr-tb"/>
    </style:style>
    <style:style style:name="P33" style:family="paragraph" style:parent-style-name="Heading_20_2">
      <style:paragraph-properties fo:line-height="115%" fo:break-before="auto" fo:break-after="auto" style:writing-mode="lr-tb"/>
    </style:style>
    <style:style style:name="P34" style:family="paragraph" style:parent-style-name="Heading_20_2">
      <style:paragraph-properties fo:margin-top="0.847cm" fo:margin-bottom="0.212cm" style:contextual-spacing="false" fo:line-height="115%" fo:break-before="auto" fo:break-after="auto" style:writing-mode="lr-tb"/>
    </style:style>
    <style:style style:name="T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" style:family="text">
      <style:text-properties style:font-name="Times New Roman" fo:font-size="14pt" officeooo:rsid="0016a9e5" style:font-name-asian="Times New Roman" style:font-size-asian="14pt" style:font-name-complex="Times New Roman" style:font-size-complex="14pt"/>
    </style:style>
    <style:style style:name="T3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4" style:family="text">
      <style:text-properties style:font-name="Times New Roman" fo:font-size="14pt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1155cc" style:font-name="Times New Roman" fo:font-size="14pt" style:text-underline-style="solid" style:text-underline-width="auto" style:text-underline-color="font-color" style:font-name-asian="Times New Roman" style:font-size-asian="14pt" style:font-name-complex="Times New Roman" style:font-size-complex="14pt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style:font-name="Times New Roman" fo:font-size="13pt" style:font-name-asian="Times New Roman" style:font-size-asian="13pt" style:font-name-complex="Times New Roman" style:font-size-complex="13pt"/>
    </style:style>
    <style:style style:name="T1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Отчет</text:span><text:span text:style-name="T1"> </text:span><text:span text:style-name="T1">за</text:span><text:span text:style-name="T1"> 14.09.13-21</text:span>.09.13</text:p>
      <text:h text:style-name="P8" text:outline-level="10"><text:bookmark text:name="h.e9vmwx59tdxh"/><text:span text:style-name="T5">Знакомство</text:span><text:span text:style-name="T5"> </text:span><text:span text:style-name="T5">GIT</text:span><text:span text:style-name="T5"> </text:span></text:h>
      <text:p text:style-name="P1"><text:span text:style-name="T1">Для</text:span><text:span text:style-name="T1"> </text:span><text:span text:style-name="T1">разработки</text:span><text:span text:style-name="T1"> </text:span><text:span text:style-name="T1">программного</text:span><text:span text:style-name="T1"> </text:span><text:span text:style-name="T1">комплекса</text:span><text:span text:style-name="T1"> “</text:span><text:span text:style-name="T1">Компьютерная</text:span><text:span text:style-name="T1"> </text:span><text:span text:style-name="T1">экспертиза</text:span><text:span text:style-name="T1">”, </text:span><text:span text:style-name="T1">решено</text:span><text:span text:style-name="T1"> </text:span><text:span text:style-name="T1">использовать</text:span><text:span text:style-name="T1"> </text:span><text:span text:style-name="T3">Git</text:span><text:span text:style-name="T1">. </text:span></text:p>
      <text:p text:style-name="P2"/>
      <text:p text:style-name="P1"><text:span text:style-name="T3">Git</text:span><text:span text:style-name="T1"> <text:s/>— </text:span><text:span text:style-name="T1">распределённая</text:span><text:span text:style-name="T1"> </text:span><text:span text:style-name="T1">система</text:span><text:span text:style-name="T1"> </text:span><text:span text:style-name="T1">управления</text:span><text:span text:style-name="T1"> </text:span><text:span text:style-name="T1">версиями</text:span><text:span text:style-name="T1"> </text:span><text:span text:style-name="T1">файлов</text:span><text:span text:style-name="T1">. </text:span><text:span text:style-name="T1">Проект</text:span><text:span text:style-name="T1"> </text:span><text:span text:style-name="T1">был</text:span><text:span text:style-name="T1"> </text:span><text:span text:style-name="T1">создан</text:span><text:span text:style-name="T1"> </text:span><text:span text:style-name="T1">Линусом</text:span><text:span text:style-name="T1"> </text:span><text:span text:style-name="T1">Торвальдсом</text:span><text:span text:style-name="T1"> </text:span><text:span text:style-name="T1">для</text:span><text:span text:style-name="T1"> </text:span><text:span text:style-name="T1">управления</text:span><text:span text:style-name="T1"> </text:span><text:span text:style-name="T1">разработкой</text:span><text:span text:style-name="T1"> </text:span><text:span text:style-name="T1">ядра</text:span><text:span text:style-name="T1"> </text:span><text:span text:style-name="T1">Linux</text:span><text:span text:style-name="T1">, <text:s/></text:span><text:span text:style-name="T1">как</text:span><text:span text:style-name="T1"> </text:span><text:span text:style-name="T1">противоположность</text:span><text:span text:style-name="T1"> <text:s/></text:span><text:span text:style-name="T1">системе</text:span><text:span text:style-name="T1"> </text:span><text:span text:style-name="T1">управления</text:span><text:span text:style-name="T1"> </text:span><text:span text:style-name="T1">версиями</text:span><text:span text:style-name="T1"> </text:span><text:span text:style-name="T3">Subversion</text:span><text:span text:style-name="T1"> </text:span><text:span text:style-name="T1">(</text:span><text:span text:style-name="T1">также</text:span><text:span text:style-name="T1"> </text:span><text:span text:style-name="T1">известная</text:span><text:span text:style-name="T1"> </text:span><text:span text:style-name="T1">как</text:span><text:span text:style-name="T1"> «</text:span><text:span text:style-name="T3">SVN</text:span><text:span text:style-name="T1">»)</text:span></text:p>
      <text:p text:style-name="P2"><text:s/></text:p>
      <text:p text:style-name="P1"><text:span text:style-name="T1">Необходимость</text:span><text:span text:style-name="T1"> </text:span><text:span text:style-name="T1">использования</text:span><text:span text:style-name="T1"> </text:span><text:span text:style-name="T1">системы</text:span><text:span text:style-name="T1"> </text:span><text:span text:style-name="T1">версий</text:span><text:span text:style-name="T1">, </text:span><text:span text:style-name="T1">очевидна</text:span><text:span text:style-name="T1">. </text:span><text:span text:style-name="T1">Так</text:span><text:span text:style-name="T1"> </text:span><text:span text:style-name="T1">как</text:span><text:span text:style-name="T1"> </text:span><text:span text:style-name="T1">в</text:span><text:span text:style-name="T1"> </text:span><text:span text:style-name="T1">группе</text:span><text:span text:style-name="T1"> </text:span><text:span text:style-name="T1">несколько</text:span><text:span text:style-name="T1"> </text:span><text:span text:style-name="T1">программистов</text:span><text:span text:style-name="T1"> </text:span><text:span text:style-name="T1">и</text:span><text:span text:style-name="T1"> </text:span><text:span text:style-name="T1">тестер</text:span><text:span text:style-name="T1">, </text:span><text:span text:style-name="T1">мы</text:span><text:span text:style-name="T1"> </text:span><text:span text:style-name="T1">имеем</text:span><text:span text:style-name="T1">:</text:span></text:p>
      <text:list xml:id="list1454522279926382134" text:style-name="LS1">
        <text:list-item>
          <text:p text:style-name="P15"><text:span text:style-name="T1">возможность</text:span><text:span text:style-name="T1"> </text:span><text:span text:style-name="T1">удаленной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исходными</text:span><text:span text:style-name="T1"> </text:span><text:span text:style-name="T1">кодами</text:span><text:span text:style-name="T1">.</text:span></text:p>
        </text:list-item>
        <text:list-item>
          <text:p text:style-name="P15"><text:span text:style-name="T1">возможность</text:span><text:span text:style-name="T1"> </text:span><text:span text:style-name="T1">создавать</text:span><text:span text:style-name="T1"> </text:span><text:span text:style-name="T1">свои</text:span><text:span text:style-name="T1"> </text:span><text:span text:style-name="T1">ветки</text:span><text:span text:style-name="T1">, </text:span><text:span text:style-name="T1">не</text:span><text:span text:style-name="T1"> </text:span><text:span text:style-name="T1">мешая</text:span><text:span text:style-name="T1"> </text:span><text:span text:style-name="T1">при</text:span><text:span text:style-name="T1"> </text:span><text:span text:style-name="T1">этом</text:span><text:span text:style-name="T1"> </text:span><text:span text:style-name="T1">другим</text:span><text:span text:style-name="T1"> </text:span><text:span text:style-name="T1">разработчикам</text:span><text:span text:style-name="T1">.</text:span></text:p>
        </text:list-item>
        <text:list-item>
          <text:p text:style-name="P15"><text:span text:style-name="T1">доступ</text:span><text:span text:style-name="T1"> </text:span><text:span text:style-name="T1">к</text:span><text:span text:style-name="T1"> </text:span><text:span text:style-name="T1">последним</text:span><text:span text:style-name="T1"> </text:span><text:span text:style-name="T1">изменения</text:span><text:span text:style-name="T1"> </text:span><text:span text:style-name="T1">в</text:span><text:span text:style-name="T1"> </text:span><text:span text:style-name="T1">коде</text:span><text:span text:style-name="T1">, </text:span><text:span text:style-name="T1">т</text:span><text:span text:style-name="T1">.</text:span><text:span text:style-name="T1">к</text:span><text:span text:style-name="T1">. </text:span><text:span text:style-name="T1">все</text:span><text:span text:style-name="T1"> </text:span><text:span text:style-name="T1">исходники</text:span><text:span text:style-name="T1"> </text:span><text:span text:style-name="T1">хранятся</text:span><text:span text:style-name="T1"> </text:span><text:span text:style-name="T1">на</text:span><text:span text:style-name="T1"> </text:span><text:span text:style-name="T1">серверах</text:span><text:span text:style-name="T1"> </text:span><text:span text:style-name="T1">СКБ</text:span><text:span text:style-name="T1"> “</text:span><text:span text:style-name="T1">Старт</text:span><text:span text:style-name="T1">”.</text:span></text:p>
        </text:list-item>
        <text:list-item>
          <text:p text:style-name="P15">исходные коды защищены, доступ к ним можно получить лишь имея SSH-ключ.</text:p>
        </text:list-item>
        <text:list-item>
          <text:p text:style-name="P15"><text:span text:style-name="T1">возможность</text:span><text:span text:style-name="T1"> </text:span><text:span text:style-name="T1">откатиться</text:span><text:span text:style-name="T1"> </text:span><text:span text:style-name="T1">к</text:span><text:span text:style-name="T1"> </text:span><text:span text:style-name="T1">любой</text:span><text:span text:style-name="T1"> </text:span><text:span text:style-name="T1">стабильной</text:span><text:span text:style-name="T1"> </text:span><text:span text:style-name="T1">стадии</text:span><text:span text:style-name="T1"> </text:span><text:span text:style-name="T1">проекта</text:span><text:span text:style-name="T1">.</text:span></text:p>
        </text:list-item>
      </text:list>
      <text:p text:style-name="P3"/>
      <text:h text:style-name="P8" text:outline-level="10"><text:bookmark text:name="h.r6bjl9204orj"/><text:span text:style-name="T5">Основы</text:span><text:span text:style-name="T5"> </text:span><text:span text:style-name="T5">GIT</text:span><text:span text:style-name="T5"> </text:span></text:h>
      <text:p text:style-name="P1">Основные постулаты работы с кодом в системе <text:span text:style-name="T6">Git</text:span>:</text:p>
      <text:list xml:id="list2586156959148050754" text:style-name="LS2">
        <text:list-item>
          <text:p text:style-name="P16">Каждая задача решается в своей ветке.</text:p>
        </text:list-item>
        <text:list-item>
          <text:p text:style-name="P16">Коммитим сразу, как что-то получили осмысленное.</text:p>
        </text:list-item>
        <text:list-item>
          <text:p text:style-name="P16">В master мержится не разработчиком, а вторым человеком, который производит вычитку и тестирование изменения</text:p>
        </text:list-item>
        <text:list-item>
          <text:p text:style-name="P16">Все коммиты должны быть осмысленно подписаны/прокомментированы.</text:p>
        </text:list-item>
      </text:list>
      <text:p text:style-name="P1"/>
      <text:h text:style-name="P9" text:outline-level="10"><text:bookmark text:name="h.ohfrq54uv9c2"/><text:span text:style-name="T5">Р</text:span><text:span text:style-name="T5">абота</text:span><text:span text:style-name="T5"> </text:span><text:span text:style-name="T5">под</text:span><text:span text:style-name="T5"> </text:span><text:span text:style-name="T5">Linux</text:span></text:h>
      <text:h text:style-name="P33" text:outline-level="10"><text:bookmark text:name="h.i6r0sp9n74lf"/>Подготовка к работе</text:h>
      <text:p text:style-name="P1"><text:soft-page-break/><text:span text:style-name="T1">Устанавливаются</text:span><text:span text:style-name="T1"> </text:span><text:span text:style-name="T1">системные</text:span><text:span text:style-name="T1"> </text:span><text:span text:style-name="T1">пакеты</text:span><text:span text:style-name="T1">: </text:span></text:p>
      <text:p text:style-name="P7"><text:span text:style-name="T4">ssh</text:span><text:span text:style-name="T4">-</text:span><text:span text:style-name="T4">client</text:span><text:span text:style-name="T4"> </text:span><text:span text:style-name="T4">и</text:span><text:span text:style-name="T4"> </text:span><text:span text:style-name="T4">git</text:span></text:p>
      <text:p text:style-name="P1"><text:span text:style-name="T1">Создаётся</text:span><text:span text:style-name="T1"> </text:span><text:span text:style-name="T1">приватный</text:span><text:span text:style-name="T1"> </text:span><text:span text:style-name="T1">ключ</text:span><text:span text:style-name="T1">:</text:span></text:p>
      <text:p text:style-name="P5"><text:span text:style-name="T1"><text:tab/></text:span><text:span text:style-name="T4">ssh</text:span><text:span text:style-name="T4">-</text:span><text:span text:style-name="T4">keygen</text:span><text:span text:style-name="T4"> <text:tab/>-</text:span><text:span text:style-name="T4">t</text:span><text:span text:style-name="T4"> </text:span><text:span text:style-name="T4">dsa</text:span><text:span text:style-name="T4"> -</text:span><text:span text:style-name="T4">C</text:span><text:span text:style-name="T4"> "</text:span><text:span text:style-name="T4">Ivan</text:span><text:span text:style-name="T4"> </text:span><text:span text:style-name="T4">Petrov</text:span><text:span text:style-name="T4"> &lt;</text:span><text:span text:style-name="T4">work</text:span><text:span text:style-name="T4">@</text:span><text:span text:style-name="T4">mail</text:span><text:span text:style-name="T4">&gt;"</text:span></text:p>
      <text:p text:style-name="P1"><text:span text:style-name="T1">Настраивается</text:span><text:span text:style-name="T1"> </text:span><text:span text:style-name="T1">ФИО</text:span><text:span text:style-name="T1"> </text:span><text:span text:style-name="T1">и</text:span><text:span text:style-name="T1"> </text:span><text:span text:style-name="T1">Емейл</text:span><text:span text:style-name="T1"> </text:span><text:span text:style-name="T1">автора</text:span><text:span text:style-name="T1">:<text:tab/></text:span></text:p>
      <text:p text:style-name="P7"><text:span text:style-name="T4">git</text:span><text:span text:style-name="T4"> <text:tab/></text:span><text:span text:style-name="T4">config</text:span><text:span text:style-name="T4"> --</text:span><text:span text:style-name="T4">global</text:span><text:span text:style-name="T4"> </text:span><text:span text:style-name="T4">user</text:span><text:span text:style-name="T4">.</text:span><text:span text:style-name="T4">name</text:span><text:span text:style-name="T4"> "</text:span><text:span text:style-name="T4">Ivan</text:span><text:span text:style-name="T4"> </text:span><text:span text:style-name="T4">Petrov</text:span><text:span text:style-name="T4">"</text:span></text:p>
      <text:p text:style-name="P1"><text:span text:style-name="T4"><text:tab/></text:span><text:span text:style-name="T4">git</text:span><text:span text:style-name="T4"> </text:span><text:span text:style-name="T4">config</text:span><text:span text:style-name="T4"> <text:tab/>--</text:span><text:span text:style-name="T4">global</text:span><text:span text:style-name="T4"> </text:span><text:span text:style-name="T4">user</text:span><text:span text:style-name="T4">.</text:span><text:span text:style-name="T4">email</text:span><text:span text:style-name="T4"> </text:span><text:span text:style-name="T4">work</text:span><text:span text:style-name="T4">@</text:span><text:span text:style-name="T4">mail</text:span><text:span text:style-name="T4">"</text:span></text:p>
      <text:p text:style-name="P2"><text:tab/></text:p>
      <text:p text:style-name="P1"><text:span text:style-name="T1">Админу</text:span><text:span text:style-name="T1"> </text:span><text:span text:style-name="T1">отсылается</text:span><text:span text:style-name="T1"> </text:span><text:span text:style-name="T1">файл</text:span><text:span text:style-name="T1"> ~/.</text:span><text:span text:style-name="T1">ssh</text:span><text:span text:style-name="T1">/</text:span><text:span text:style-name="T1">id</text:span><text:span text:style-name="T1">_</text:span><text:span text:style-name="T1">dsa</text:span><text:span text:style-name="T1">.</text:span><text:span text:style-name="T1">pub</text:span><text:span text:style-name="T1"> </text:span><text:span text:style-name="T1">для</text:span><text:span text:style-name="T1"> </text:span><text:span text:style-name="T1">настройки</text:span><text:span text:style-name="T1"> </text:span><text:span text:style-name="T1">доступ</text:span>а<text:span text:style-name="T1"> </text:span><text:span text:style-name="T1">до</text:span><text:span text:style-name="T1"> </text:span><text:span text:style-name="T1">репозитори</text:span>я на текущем сервере<text:span text:style-name="T1">.</text:span></text:p>
      <text:h text:style-name="P33" text:outline-level="10"><text:bookmark text:name="h.g98zqh2spl89"/>Получение репозитория<text:span text:style-name="T1"><text:tab/></text:span></text:h>
      <text:p text:style-name="P1"><text:span text:style-name="T1">Переходим в директорию для работы, и запускаем</text:span></text:p>
      <text:p text:style-name="P30"><text:span text:style-name="T1"/></text:p>
      <text:p text:style-name="P31"><text:span text:style-name="T2">адреса репозиториев:</text:span></text:p>
      <text:p text:style-name="P31"><text:span text:style-name="T2"><text:tab/>Исходные файлы проекта.</text:span></text:p>
      <text:p text:style-name="P7"><text:span text:style-name="T1"><text:tab/>git clone</text:span><text:a xlink:type="simple" xlink:href="https://vk.com/write?email=git@git.keva.su"><text:span text:style-name="T1"> </text:span></text:a><text:a xlink:type="simple" xlink:href="https://vk.com/write?email=git@git.keva.su">git</text:a><text:a xlink:type="simple" xlink:href="https://vk.com/write?email=git@git.keva.su">@</text:a><text:a xlink:type="simple" xlink:href="https://vk.com/write?email=git@git.keva.su">git</text:a><text:a xlink:type="simple" xlink:href="https://vk.com/write?email=git@git.keva.su">.</text:a><text:a xlink:type="simple" xlink:href="https://vk.com/write?email=git@git.keva.su">keva</text:a><text:a xlink:type="simple" xlink:href="https://vk.com/write?email=git@git.keva.su">.</text:a><text:a xlink:type="simple" xlink:href="https://vk.com/write?email=git@git.keva.su">su</text:a><text:span text:style-name="T1">:gpo.git gpo.git</text:span></text:p>
      <text:p text:style-name="P28"><text:span text:style-name="T2">Репозиторий для тестирования проекта.</text:span></text:p>
      <text:p text:style-name="P28"><text:span text:style-name="T1"><text:tab/>git clone </text:span><text:a xlink:type="simple" xlink:href="https://vk.com/write?email=git@keva.su" office:target-frame-name="_blank" xlink:show="new"><text:span text:style-name="T1">git@</text:span></text:a><text:a xlink:type="simple" xlink:href="https://vk.com/write?email=git@git.keva.su">git</text:a><text:a xlink:type="simple" xlink:href="https://vk.com/write?email=git@git.keva.su">.</text:a><text:a xlink:type="simple" xlink:href="https://vk.com/write?email=git@keva.su" office:target-frame-name="_blank" xlink:show="new"><text:span text:style-name="T1">keva.su</text:span></text:a><text:span text:style-name="T1">:gpo-testdata.git gpo-testdata.git</text:span></text:p>
      <text:h text:style-name="P33" text:outline-level="10"><text:bookmark text:name="h.qfpqpmxj5rl"/>Основные используемые функции</text:h>
      <text:p text:style-name="P1"><text:span text:style-name="T1">Обновление</text:span><text:span text:style-name="T1"> </text:span><text:span text:style-name="T1">текущей</text:span><text:span text:style-name="T1"> </text:span><text:span text:style-name="T1">ветки</text:span><text:span text:style-name="T1"> </text:span><text:span text:style-name="T1">из</text:span><text:span text:style-name="T1"> <text:s/></text:span><text:span text:style-name="T1">центрального</text:span><text:span text:style-name="T1"> </text:span><text:span text:style-name="T1">репозитория</text:span><text:span text:style-name="T1">:</text:span></text:p>
      <text:p text:style-name="P1"><text:span text:style-name="T1"><text:tab/></text:span><text:span text:style-name="T4">git</text:span><text:span text:style-name="T4"> </text:span><text:span text:style-name="T4">pull</text:span><text:span text:style-name="T4"><text:tab/></text:span></text:p>
      <text:p text:style-name="P1"><text:span text:style-name="T1">Переключение</text:span><text:span text:style-name="T1"> </text:span><text:span text:style-name="T1">на</text:span><text:span text:style-name="T1"> </text:span><text:span text:style-name="T1">некоторую</text:span><text:span text:style-name="T1"> </text:span><text:span text:style-name="T1">ветку</text:span><text:span text:style-name="T1">:</text:span></text:p>
      <text:p text:style-name="P1"><text:span text:style-name="T1"><text:tab/></text:span><text:span text:style-name="T4">git</text:span><text:span text:style-name="T4"> <text:s/></text:span><text:span text:style-name="T4">checkout</text:span><text:span text:style-name="T4"> </text:span><text:span text:style-name="T4">branchname</text:span></text:p>
      <text:p text:style-name="P1"><text:span text:style-name="T1">Создание</text:span><text:span text:style-name="T1"> </text:span><text:span text:style-name="T1">новой</text:span><text:span text:style-name="T1"> </text:span><text:span text:style-name="T1">ветки</text:span><text:span text:style-name="T1">, </text:span><text:span text:style-name="T1">базирующейся</text:span><text:span text:style-name="T1"> <text:tab/></text:span><text:span text:style-name="T1">на</text:span><text:span text:style-name="T1"> </text:span><text:span text:style-name="T1">текущей</text:span></text:p>
      <text:p text:style-name="P1"><text:span text:style-name="T1"><text:tab/></text:span><text:span text:style-name="T4">git</text:span><text:span text:style-name="T4"> </text:span><text:span text:style-name="T4">checkout</text:span><text:span text:style-name="T4"> -</text:span><text:span text:style-name="T4">b</text:span><text:span text:style-name="T4"> </text:span><text:span text:style-name="T4">branchname</text:span><text:span text:style-name="T4"><text:tab/></text:span></text:p>
      <text:p text:style-name="P1"><text:span text:style-name="T1">Удаление</text:span><text:span text:style-name="T1"> </text:span><text:span text:style-name="T1">веток</text:span></text:p>
      <text:p text:style-name="P1"><text:span text:style-name="T1"><text:tab/></text:span><text:span text:style-name="T4">git</text:span><text:span text:style-name="T4"> </text:span><text:span text:style-name="T4">branch</text:span><text:span text:style-name="T4"> -</text:span><text:span text:style-name="T4">d</text:span><text:span text:style-name="T4"> </text:span><text:span text:style-name="T4">branchname</text:span><text:span text:style-name="T1"> <text:s/>== </text:span><text:s/><text:span text:style-name="T1">удаление</text:span><text:span text:style-name="T1"> </text:span><text:span text:style-name="T1">локальной</text:span><text:span text:style-name="T1"> </text:span><text:span text:style-name="T1">уже</text:span><text:span text:style-name="T1"> </text:span><text:span text:style-name="T1">слитой</text:span><text:span text:style-name="T1"> </text:span><text:span text:style-name="T1">ветки</text:span></text:p>
      <text:p text:style-name="P1"><text:span text:style-name="T1"><text:tab/></text:span><text:span text:style-name="T4">git</text:span><text:span text:style-name="T4"> </text:span><text:span text:style-name="T4">push</text:span><text:span text:style-name="T4"> </text:span><text:span text:style-name="T4">origin</text:span><text:span text:style-name="T4"> :</text:span><text:span text:style-name="T4">branchname</text:span><text:span text:style-name="T1"> == </text:span><text:s/><text:span text:style-name="T1">удаление</text:span><text:span text:style-name="T1"> </text:span><text:span text:style-name="T1">ветки</text:span><text:span text:style-name="T1"> </text:span><text:span text:style-name="T1">с</text:span><text:span text:style-name="T1"> </text:span><text:span text:style-name="T1">центрального</text:span><text:span text:style-name="T1"> </text:span><text:span text:style-name="T1">репозитория</text:span></text:p>
      <text:p text:style-name="P2"><text:tab/></text:p>
      <text:p text:style-name="P1"><text:span text:style-name="T1">Слияние</text:span><text:span text:style-name="T1"> </text:span><text:span text:style-name="T1">ветки</text:span><text:span text:style-name="T1"> </text:span><text:span text:style-name="T1">с</text:span><text:span text:style-name="T1"> </text:span><text:span text:style-name="T1">текущей</text:span></text:p>
      <text:p text:style-name="P1"><text:span text:style-name="T1"><text:tab/></text:span><text:span text:style-name="T4">git</text:span><text:span text:style-name="T4"> </text:span><text:span text:style-name="T4">merge</text:span><text:span text:style-name="T4"> <text:tab/>--</text:span><text:span text:style-name="T4">no</text:span><text:span text:style-name="T4">-</text:span><text:span text:style-name="T4">ff</text:span><text:span text:style-name="T4"> </text:span><text:span text:style-name="T4">branchname</text:span><text:span text:style-name="T1"><text:tab/></text:span></text:p>
      <text:p text:style-name="P1"><text:span text:style-name="T1">Посмотреть</text:span><text:span text:style-name="T1"> </text:span><text:span text:style-name="T1">какие</text:span><text:span text:style-name="T1"> </text:span><text:span text:style-name="T1">файлы</text:span><text:span text:style-name="T1"> </text:span><text:span text:style-name="T1">изменены</text:span><text:span text:style-name="T1"> </text:span><text:span text:style-name="T1">в</text:span><text:span text:style-name="T1"> </text:span><text:s/><text:span text:style-name="T1">текущей</text:span><text:span text:style-name="T1"> </text:span><text:span text:style-name="T1">директории</text:span><text:span text:style-name="T1">:</text:span></text:p>
      <text:p text:style-name="P1"><text:span text:style-name="T1"><text:tab/></text:span><text:span text:style-name="T4">git</text:span><text:span text:style-name="T4"> </text:span><text:span text:style-name="T4">status</text:span><text:span text:style-name="T4"> </text:span><text:span text:style-name="T9">.</text:span></text:p>
      <text:p text:style-name="P1"><text:soft-page-break/>Посмотреть какие именно изменения были сделаны в файлах в <text:tab/>текущей директории:</text:p>
      <text:p text:style-name="P1"><text:tab/><text:span text:style-name="T9">git</text:span><text:span text:style-name="T9"> </text:span><text:span text:style-name="T9">diff</text:span><text:span text:style-name="T9"> .</text:span></text:p>
      <text:p text:style-name="P1"><text:span text:style-name="T1">Просмотреть</text:span><text:span text:style-name="T1"> </text:span><text:span text:style-name="T1">текущие</text:span><text:span text:style-name="T1"> </text:span><text:span text:style-name="T1">изменения</text:span><text:span text:style-name="T1"> </text:span><text:span text:style-name="T1">или</text:span><text:span text:style-name="T1"> </text:span><text:span text:style-name="T1">просмотр</text:span><text:span text:style-name="T1"> </text:span><text:span text:style-name="T1">изменения</text:span><text:span text:style-name="T1"> </text:span><text:span text:style-name="T1">двух</text:span><text:span text:style-name="T1"> </text:span><text:span text:style-name="T1">файлов</text:span><text:span text:style-name="T1"> <text:s/>:</text:span></text:p>
      <text:p text:style-name="P1"><text:span text:style-name="T1"><text:tab/></text:span><text:span text:style-name="T4">git</text:span><text:span text:style-name="T4"> <text:s/></text:span><text:span text:style-name="T4">diff</text:span><text:span text:style-name="T4"> </text:span><text:span text:style-name="T4">file</text:span><text:span text:style-name="T4">1 </text:span><text:span text:style-name="T4">file</text:span><text:span text:style-name="T4">2<text:tab/></text:span></text:p>
      <text:p text:style-name="P1"><text:span text:style-name="T1">Сохранение</text:span><text:span text:style-name="T1"> </text:span><text:span text:style-name="T1">текущих</text:span><text:span text:style-name="T1"> </text:span><text:span text:style-name="T1">изменений</text:span><text:span text:style-name="T1">:</text:span></text:p>
      <text:p text:style-name="P1"><text:span text:style-name="T1"><text:tab/></text:span><text:span text:style-name="T4"> </text:span><text:span text:style-name="T4">git</text:span><text:span text:style-name="T4"> </text:span><text:span text:style-name="T4">add</text:span><text:span text:style-name="T4"> </text:span><text:span text:style-name="T4">именафайлов</text:span><text:span text:style-name="T1"> == </text:span><text:span text:style-name="T1">до</text:span>бавить <text:tab/>измененны<text:span text:style-name="T1">е</text:span><text:span text:style-name="T1">/</text:span><text:span text:style-name="T1">созданные</text:span><text:span text:style-name="T1"> </text:span><text:span text:style-name="T1">файлы</text:span><text:span text:style-name="T1">/</text:span><text:span text:style-name="T1">директории</text:span><text:span text:style-name="T1">.</text:span></text:p>
      <text:p text:style-name="P1"><text:span text:style-name="T1"><text:tab/> </text:span><text:span text:style-name="T4">git</text:span><text:span text:style-name="T4"> </text:span><text:span text:style-name="T4">rm</text:span><text:span text:style-name="T4"> </text:span><text:span text:style-name="T4">именафайлов</text:span><text:span text:style-name="T1"> == </text:span><text:span text:style-name="T1">добавить</text:span><text:span text:style-name="T1"> </text:span><text:span text:style-name="T1">удаление</text:span><text:span text:style-name="T1"> <text:tab/></text:span><text:span text:style-name="T1">файла</text:span><text:span text:style-name="T1">/</text:span><text:span text:style-name="T1">директории</text:span></text:p>
      <text:p text:style-name="P1"><text:span text:style-name="T1"><text:tab/> </text:span><text:span text:style-name="T4">git</text:span><text:span text:style-name="T4"> </text:span><text:span text:style-name="T4">commit</text:span><text:span text:style-name="T1"> == </text:span><text:span text:style-name="T1">сохранить</text:span><text:span text:style-name="T1"> </text:span><text:s/><text:span text:style-name="T1">добавленные</text:span><text:span text:style-name="T1"> </text:span><text:span text:style-name="T1">изменения</text:span><text:span text:style-name="T1">. </text:span><text:span text:style-name="T1">Откроется</text:span><text:span text:style-name="T1"> <text:tab/></text:span><text:span text:style-name="T1">редактор</text:span><text:span text:style-name="T1">, </text:span><text:span text:style-name="T1">чтобы</text:span><text:span text:style-name="T1"> </text:span><text:span text:style-name="T1">ввести</text:span><text:span text:style-name="T1"> </text:span><text:span text:style-name="T1">комментарий</text:span><text:span text:style-name="T1"> </text:span><text:span text:style-name="T1">к</text:span><text:span text:style-name="T1"> </text:span><text:span text:style-name="T1">коммиту</text:span><text:span text:style-name="T1">.</text:span></text:p>
      <text:p text:style-name="P1"><text:tab/> <text:span text:style-name="T9">git</text:span><text:span text:style-name="T9"> </text:span><text:span text:style-name="T9">commit</text:span><text:span text:style-name="T9"> -</text:span><text:span text:style-name="T9">m</text:span><text:span text:style-name="T9"> “</text:span><text:span text:style-name="T9">комментарий</text:span><text:span text:style-name="T9"> </text:span><text:span text:style-name="T9">к</text:span><text:span text:style-name="T9"> </text:span><text:span text:style-name="T9">коммиту</text:span><text:span text:style-name="T9">”</text:span> == сохранить <text:tab/>добавленные изменения с указанным комментарием.</text:p>
      <text:p text:style-name="P2"/>
      <text:p text:style-name="P1"><text:span text:style-name="T1">Отправка</text:span><text:span text:style-name="T1"> </text:span><text:span text:style-name="T1">текущей</text:span><text:span text:style-name="T1"> </text:span><text:span text:style-name="T1">ветки</text:span><text:span text:style-name="T1"> </text:span><text:span text:style-name="T1">в</text:span><text:span text:style-name="T1"> </text:span><text:span text:style-name="T1">центральный</text:span><text:span text:style-name="T1"> <text:tab/></text:span><text:span text:style-name="T1">репозиторий</text:span><text:span text:style-name="T1">:</text:span></text:p>
      <text:p text:style-name="P1"><text:span text:style-name="T1"><text:tab/></text:span><text:span text:style-name="T4">git</text:span><text:span text:style-name="T4"> </text:span><text:span text:style-name="T4">push</text:span></text:p>
      <text:p text:style-name="P2"/>
      <text:p text:style-name="P6"/>
      <text:h text:style-name="P10" text:outline-level="10"><text:bookmark text:name="h.3qrv7mqiuusy"/><text:span text:style-name="T6">Работа</text:span><text:span text:style-name="T6"> </text:span><text:span text:style-name="T6">под</text:span><text:span text:style-name="T6"> </text:span><text:span text:style-name="T6">Windows</text:span></text:h>
      <text:p text:style-name="P1">Для работы с Git под Windows самое удобное – использовать TortoiseGit.</text:p>
      <text:h text:style-name="P32" text:outline-level="10"><text:bookmark text:name="h.z1o1yqc6odjd"/><text:span text:style-name="T10">Подготовка</text:span><text:span text:style-name="T10"> </text:span><text:span text:style-name="T10">к</text:span><text:span text:style-name="T10"> </text:span><text:span text:style-name="T10">работе</text:span></text:h>
      <text:p text:style-name="P5">Устанавливается putty со страницы <text:tab/><text:a xlink:type="simple" xlink:href="http://www.chiark.greenend.org.uk/~sgtatham/putty/"><text:span text:style-name="T8">http</text:span></text:a><text:a xlink:type="simple" xlink:href="http://www.chiark.greenend.org.uk/~sgtatham/putty/"><text:span text:style-name="T8">://</text:span></text:a><text:a xlink:type="simple" xlink:href="http://www.chiark.greenend.org.uk/~sgtatham/putty/"><text:span text:style-name="T8">www</text:span></text:a><text:a xlink:type="simple" xlink:href="http://www.chiark.greenend.org.uk/~sgtatham/putty/"><text:span text:style-name="T8">.</text:span></text:a><text:a xlink:type="simple" xlink:href="http://www.chiark.greenend.org.uk/~sgtatham/putty/"><text:span text:style-name="T8">chiark</text:span></text:a><text:a xlink:type="simple" xlink:href="http://www.chiark.greenend.org.uk/~sgtatham/putty/"><text:span text:style-name="T8">.</text:span></text:a><text:a xlink:type="simple" xlink:href="http://www.chiark.greenend.org.uk/~sgtatham/putty/"><text:span text:style-name="T8">greenend</text:span></text:a><text:a xlink:type="simple" xlink:href="http://www.chiark.greenend.org.uk/~sgtatham/putty/"><text:span text:style-name="T8">.</text:span></text:a><text:a xlink:type="simple" xlink:href="http://www.chiark.greenend.org.uk/~sgtatham/putty/"><text:span text:style-name="T8">org</text:span></text:a><text:a xlink:type="simple" xlink:href="http://www.chiark.greenend.org.uk/~sgtatham/putty/"><text:span text:style-name="T8">.</text:span></text:a><text:a xlink:type="simple" xlink:href="http://www.chiark.greenend.org.uk/~sgtatham/putty/"><text:span text:style-name="T8">uk</text:span></text:a><text:a xlink:type="simple" xlink:href="http://www.chiark.greenend.org.uk/~sgtatham/putty/"><text:span text:style-name="T8">/~</text:span></text:a><text:a xlink:type="simple" xlink:href="http://www.chiark.greenend.org.uk/~sgtatham/putty/"><text:span text:style-name="T8">sgtatham</text:span></text:a><text:a xlink:type="simple" xlink:href="http://www.chiark.greenend.org.uk/~sgtatham/putty/"><text:span text:style-name="T8">/</text:span></text:a><text:a xlink:type="simple" xlink:href="http://www.chiark.greenend.org.uk/~sgtatham/putty/"><text:span text:style-name="T8">putty</text:span></text:a><text:a xlink:type="simple" xlink:href="http://www.chiark.greenend.org.uk/~sgtatham/putty/"><text:span text:style-name="T8">/</text:span></text:a></text:p>
      <text:p text:style-name="P1">Лучше <text:tab/>всего ставить полный пакет, со всеми <text:tab/>программами. По надобятся как минимум <text:tab/>plink, puttygen.</text:p>
      <text:p text:style-name="P1"><text:tab/></text:p>
      <text:p text:style-name="P1">Устанавливается msysGit из проекта <text:tab/><text:a xlink:type="simple" xlink:href="http://code.google.com/p/msysgit/"><text:span text:style-name="T8">http</text:span></text:a><text:a xlink:type="simple" xlink:href="http://code.google.com/p/msysgit/"><text:span text:style-name="T8">://</text:span></text:a><text:a xlink:type="simple" xlink:href="http://code.google.com/p/msysgit/"><text:span text:style-name="T8">code</text:span></text:a><text:a xlink:type="simple" xlink:href="http://code.google.com/p/msysgit/"><text:span text:style-name="T8">.</text:span></text:a><text:a xlink:type="simple" xlink:href="http://code.google.com/p/msysgit/"><text:span text:style-name="T8">google</text:span></text:a><text:a xlink:type="simple" xlink:href="http://code.google.com/p/msysgit/"><text:span text:style-name="T8">.</text:span></text:a><text:a xlink:type="simple" xlink:href="http://code.google.com/p/msysgit/"><text:span text:style-name="T8">com</text:span></text:a><text:a xlink:type="simple" xlink:href="http://code.google.com/p/msysgit/"><text:span text:style-name="T8">/</text:span></text:a><text:a xlink:type="simple" xlink:href="http://code.google.com/p/msysgit/"><text:span text:style-name="T8">p</text:span></text:a><text:a xlink:type="simple" xlink:href="http://code.google.com/p/msysgit/"><text:span text:style-name="T8">/</text:span></text:a><text:a xlink:type="simple" xlink:href="http://code.google.com/p/msysgit/"><text:span text:style-name="T8">msysgit</text:span></text:a><text:a xlink:type="simple" xlink:href="http://code.google.com/p/msysgit/"><text:span text:style-name="T8">/</text:span></text:a></text:p>
      <text:p text:style-name="P1">Выбрать <text:tab/>опции при установке «Add “Git Bash here”», <text:tab/>«Run Git from the Windows Command Prompt», «Use Windows style <text:tab/>line endings», когда спросит – дать путь до <text:tab/>plink.exe</text:p>
      <text:p text:style-name="P1"><text:tab/></text:p>
      <text:p text:style-name="P1">Устанавливается TortoiseGit из проекта <text:tab/><text:a xlink:type="simple" xlink:href="http://code.google.com/p/tortoisegit/"><text:span text:style-name="T8">http</text:span></text:a><text:a xlink:type="simple" xlink:href="http://code.google.com/p/tortoisegit/"><text:span text:style-name="T8">://</text:span></text:a><text:a xlink:type="simple" xlink:href="http://code.google.com/p/tortoisegit/"><text:span text:style-name="T8">code</text:span></text:a><text:a xlink:type="simple" xlink:href="http://code.google.com/p/tortoisegit/"><text:span text:style-name="T8">.</text:span></text:a><text:a xlink:type="simple" xlink:href="http://code.google.com/p/tortoisegit/"><text:span text:style-name="T8">google</text:span></text:a><text:a xlink:type="simple" xlink:href="http://code.google.com/p/tortoisegit/"><text:span text:style-name="T8">.</text:span></text:a><text:a xlink:type="simple" xlink:href="http://code.google.com/p/tortoisegit/"><text:span text:style-name="T8">com</text:span></text:a><text:a xlink:type="simple" xlink:href="http://code.google.com/p/tortoisegit/"><text:span text:style-name="T8">/</text:span></text:a><text:a xlink:type="simple" xlink:href="http://code.google.com/p/tortoisegit/"><text:span text:style-name="T8">p</text:span></text:a><text:a xlink:type="simple" xlink:href="http://code.google.com/p/tortoisegit/"><text:span text:style-name="T8">/</text:span></text:a><text:a xlink:type="simple" xlink:href="http://code.google.com/p/tortoisegit/"><text:span text:style-name="T8">tortoisegit</text:span></text:a><text:a xlink:type="simple" xlink:href="http://code.google.com/p/tortoisegit/"><text:span text:style-name="T8">/</text:span></text:a></text:p>
      <text:p text:style-name="P1">После <text:tab/>установки зайти в TortoiseGit → Settings → Git → <text:tab/>Config, убедиться что путь до msysgit задан, <text:tab/>и что опции AutoCRLF и SafeCRLF установлены, <text:tab/>настроены имя, фамилия, email разработчика.</text:p>
      <text:p text:style-name="P1"><text:tab/></text:p>
      <text:p text:style-name="P1">С помощью puttygen создаётся пара <text:tab/>приватный+публичный ключ.</text:p>
      <text:p text:style-name="P1">Публичный <text:tab/>ключ высылается админам для добавления <text:tab/>в доступы репозиториев и серверов.</text:p>
      <text:p text:style-name="P1">Приватный <text:tab/>ключ добавляется в pagent через клик правой <text:tab/>кнопкой → add key.</text:p>
      <text:h text:style-name="P32" text:outline-level="10"><text:bookmark text:name="h.7rfh3tv6j2rk"/><text:span text:style-name="T10">Получение</text:span><text:span text:style-name="T10"> </text:span><text:span text:style-name="T10">репозитория</text:span></text:h>
      <text:list xml:id="list1751491607895378871" text:style-name="LS3">
        <text:list-item>
          <text:p text:style-name="P17">В папке, где будут размещаться все <text:tab/>рабочие проекты, жмём</text:p>
        </text:list-item>
        <text:list-item>
          <text:p text:style-name="P17">Правой <text:tab/>кнопкой→TortoiseGit→Clone, вводим адрес <text:tab/>центрального <text:tab/>репозитория</text:p>
        </text:list-item>
        <text:list-item>
          <text:p text:style-name="P17">git clone<text:a xlink:type="simple" xlink:href="https://vk.com/write?email=git@git.keva.su"> </text:a><text:a xlink:type="simple" xlink:href="https://vk.com/write?email=git@git.keva.su"><text:span text:style-name="T8">git</text:span></text:a><text:a xlink:type="simple" xlink:href="https://vk.com/write?email=git@git.keva.su"><text:span text:style-name="T8">@</text:span></text:a><text:a xlink:type="simple" xlink:href="https://vk.com/write?email=git@git.keva.su"><text:span text:style-name="T8">git</text:span></text:a><text:a xlink:type="simple" xlink:href="https://vk.com/write?email=git@git.keva.su"><text:span text:style-name="T8">.</text:span></text:a><text:a xlink:type="simple" xlink:href="https://vk.com/write?email=git@git.keva.su"><text:span text:style-name="T8">keva</text:span></text:a><text:a xlink:type="simple" xlink:href="https://vk.com/write?email=git@git.keva.su"><text:span text:style-name="T8">.</text:span></text:a><text:a xlink:type="simple" xlink:href="https://vk.com/write?email=git@git.keva.su"><text:span text:style-name="T8">su</text:span></text:a>:gpo.git gpo.git</text:p>
        </text:list-item>
        <text:list-item>
          <text:p text:style-name="P17">В <text:tab/>поле «Load Putty Key» выбираем <text:tab/>путь до приватного ключа.</text:p>
        </text:list-item>
      </text:list>
      <text:p text:style-name="P1"/>
      <text:h text:style-name="P32" text:outline-level="10"><text:bookmark text:name="h.1db17dsz82hu"/><text:span text:style-name="T10">Основные</text:span><text:span text:style-name="T10"> </text:span><text:span text:style-name="T10">используемые</text:span><text:span text:style-name="T10"> </text:span><text:span text:style-name="T10">функции</text:span></text:h>
      <text:p text:style-name="P1">При работе используются либо консольные утилиты, аналогично linux, либо графический интерфейс.</text:p>
      <text:p text:style-name="P1"><text:soft-page-break/></text:p>
      <text:p text:style-name="P1">Обновление текущей ветки из <text:tab/>центрального репозитория:</text:p>
      <text:p text:style-name="P1">В контекстном <text:tab/>меню папки с исходниками TortoiseGit-&gt;Pull</text:p>
      <text:p text:style-name="P1"/>
      <text:p text:style-name="P1">Отправка текущей ветки в центральный <text:tab/>репозиторий:</text:p>
      <text:list xml:id="list8188753513599343538" text:style-name="LS4">
        <text:list-item>
          <text:p text:style-name="P18">В контекстном меню <text:tab/>TortoiseGit→Push</text:p>
        </text:list-item>
        <text:list-item>
          <text:p text:style-name="P18">Выбираем в <text:tab/>Local сперва master, <text:tab/>потом нашу текущую ветку.</text:p>
        </text:list-item>
        <text:list-item>
          <text:p text:style-name="P18">Remote <text:tab/>заполняется при этом <text:tab/>автоматически.</text:p>
        </text:list-item>
        <text:list-item>
          <text:p text:style-name="P18">Название remote <text:tab/>ветки должно быть идентично local</text:p>
        </text:list-item>
      </text:list>
      <text:p text:style-name="P1"><text:tab/></text:p>
      <text:p text:style-name="P1">Переключение на некоторую ветку:</text:p>
      <text:list xml:id="list878836487911046665" text:style-name="LS5">
        <text:list-item>
          <text:p text:style-name="P19">В <text:tab/>контекстном меню TortoiseGit→Switch/Checkout</text:p>
        </text:list-item>
        <text:list-item>
          <text:p text:style-name="P19">В <text:tab/>меню Branch выбрать <text:tab/>remotes/origin/&lt;нужная <text:tab/>ветка&gt;</text:p>
        </text:list-item>
      </text:list>
      <text:p text:style-name="P1">«Create <text:tab/>new branch», название &lt;нужная <text:tab/>ветка&gt;, «Track»</text:p>
      <text:p text:style-name="P1"><text:tab/></text:p>
      <text:p text:style-name="P1">Создание новой ветки</text:p>
      <text:list xml:id="list1701083412953649977" text:style-name="LS6">
        <text:list-item>
          <text:p text:style-name="P20">Контекстное <text:tab/>меню→TortoiseGit→Create Branch</text:p>
        </text:list-item>
      </text:list>
      <text:list xml:id="list5411516292889678242" text:style-name="LS7">
        <text:list-item>
          <text:p text:style-name="P21">В <text:tab/>Name в Branch вводим <text:tab/>нужное название ветки</text:p>
        </text:list-item>
        <text:list-item>
          <text:p text:style-name="P21">Чтобы ветка <text:tab/>базировалась от текущей, в Base <text:tab/>On выбираем HEAD</text:p>
        </text:list-item>
        <text:list-item>
          <text:p text:style-name="P21">Чтобы <text:tab/>ветка базировалась от мастера, <text:tab/>выбираем Branch, в списке <text:tab/>master.</text:p>
        </text:list-item>
        <text:list-item>
          <text:p text:style-name="P21">Ставим <text:tab/>Switch to new branch чтобы сразу переключиться <text:tab/>на ветку.</text:p>
        </text:list-item>
      </text:list>
      <text:p text:style-name="P1"><text:tab/><text:tab/></text:p>
      <text:p text:style-name="P1">Удаление <text:tab/>веток</text:p>
      <text:list xml:id="list1477476155090918995" text:style-name="LS8">
        <text:list-item>
          <text:p text:style-name="P22">Открываем меню зажав кнопку <text:tab/>Shift → TortoiseGit → Browse Reference</text:p>
        </text:list-item>
      </text:list>
      <text:p text:style-name="P1"><text:tab/>в <text:tab/>разделе heads лежат локальные <text:tab/>ветки, в разделе remotes\origin <text:tab/>удалённые.</text:p>
      <text:list xml:id="list4108261912657960357" text:style-name="LS9">
        <text:list-item>
          <text:p text:style-name="P23">Выбираем нужную ветку, <text:tab/>жмём правой кнопкой → Delete <text:tab/>Remote Branch</text:p>
        </text:list-item>
        <text:list-item>
          <text:p text:style-name="P23">Для локальной ветки, <text:tab/>соответственно, Delete Branch.</text:p>
        </text:list-item>
      </text:list>
      <text:p text:style-name="P1"><text:tab/></text:p>
      <text:p text:style-name="P1">Слияние ветки с текущей</text:p>
      <text:list xml:id="list2701088790523433441" text:style-name="LS10">
        <text:list-item>
          <text:p text:style-name="P24">Контекстное <text:tab/>меню → TortoiseGit → Merge</text:p>
        </text:list-item>
        <text:list-item>
          <text:p text:style-name="P24"><text:soft-page-break/>выбираем <text:tab/>Branch который нужно слить <text:tab/>с текущей веткой</text:p>
        </text:list-item>
        <text:list-item>
          <text:p text:style-name="P24">ставим обязательно <text:tab/>галочку «No fast forward», Merge <text:tab/>message не трогаем.</text:p>
        </text:list-item>
      </text:list>
      <text:p text:style-name="P1">Просмотр и сохранение изменений</text:p>
      <text:list xml:id="list5197879915996666709" text:style-name="LS11">
        <text:list-item>
          <text:p text:style-name="P25">Файлы <text:tab/>с изменениями помечены красными <text:s/>восклицательными знаками.</text:p>
        </text:list-item>
      </text:list>
      <text:p text:style-name="P1">Чтобы <text:tab/>посмотреть общую картину изменений, <text:tab/></text:p>
      <text:list xml:id="list1345693861917621854" text:style-name="LS12">
        <text:list-item>
          <text:p text:style-name="P26">Меню→Git Commit -&gt; “ветка”</text:p>
        </text:list-item>
        <text:list-item>
          <text:p text:style-name="P26">Внизу <text:tab/>список изменений в репозитории, <text:tab/>обязательно нажимать галочку «View <text:tab/>patch» и проверять изменения на предмет <text:tab/>соответствия Правилам ведения чистых <text:tab/>коммитов.</text:p>
        </text:list-item>
      </text:list>
      <text:p text:style-name="P1"/>
      <text:p text:style-name="P1"/>
      <text:h text:style-name="P34" text:outline-level="10"><text:bookmark text:name="h.6ewgmtiexv1r"/>Список используемой литературы</text:h>
      <text:list xml:id="list5142067106463000432" text:style-name="LS13">
        <text:list-item>
          <text:p text:style-name="P27"><text:span text:style-name="T11">Работа</text:span><text:span text:style-name="T11"> </text:span><text:span text:style-name="T11">с</text:span><text:span text:style-name="T11"> </text:span><text:span text:style-name="T11">Git</text:span><text:span text:style-name="T11"> </text:span><text:span text:style-name="T11">репозиториями</text:span><text:span text:style-name="T11"> </text:span><text:span text:style-name="T11">источник</text:span><text:span text:style-name="T11"> </text:span><text:a xlink:type="simple" xlink:href="http://dev.call2ru.com/vs/Работа%20с%20Git.pdf"><text:span text:style-name="T8">http</text:span></text:a><text:a xlink:type="simple" xlink:href="http://dev.call2ru.com/vs/Работа%20с%20Git.pdf"><text:span text:style-name="T8">://</text:span></text:a><text:a xlink:type="simple" xlink:href="http://dev.call2ru.com/vs/Работа%20с%20Git.pdf"><text:span text:style-name="T8">dev</text:span></text:a><text:a xlink:type="simple" xlink:href="http://dev.call2ru.com/vs/Работа%20с%20Git.pdf"><text:span text:style-name="T8">.</text:span></text:a><text:a xlink:type="simple" xlink:href="http://dev.call2ru.com/vs/Работа%20с%20Git.pdf"><text:span text:style-name="T8">call</text:span></text:a><text:a xlink:type="simple" xlink:href="http://dev.call2ru.com/vs/Работа%20с%20Git.pdf"><text:span text:style-name="T8">2</text:span></text:a><text:a xlink:type="simple" xlink:href="http://dev.call2ru.com/vs/Работа%20с%20Git.pdf"><text:span text:style-name="T8">ru</text:span></text:a><text:a xlink:type="simple" xlink:href="http://dev.call2ru.com/vs/Работа%20с%20Git.pdf"><text:span text:style-name="T8">.</text:span></text:a><text:a xlink:type="simple" xlink:href="http://dev.call2ru.com/vs/Работа%20с%20Git.pdf"><text:span text:style-name="T8">com</text:span></text:a><text:a xlink:type="simple" xlink:href="http://dev.call2ru.com/vs/Работа%20с%20Git.pdf"><text:span text:style-name="T8">/</text:span></text:a><text:a xlink:type="simple" xlink:href="http://dev.call2ru.com/vs/Работа%20с%20Git.pdf"><text:span text:style-name="T8">vs</text:span></text:a><text:a xlink:type="simple" xlink:href="http://dev.call2ru.com/vs/Работа%20с%20Git.pdf"><text:span text:style-name="T8">/%</text:span></text:a><text:a xlink:type="simple" xlink:href="http://dev.call2ru.com/vs/Работа%20с%20Git.pdf"><text:span text:style-name="T8">D</text:span></text:a><text:a xlink:type="simple" xlink:href="http://dev.call2ru.com/vs/Работа%20с%20Git.pdf"><text:span text:style-name="T8">0%</text:span></text:a><text:a xlink:type="simple" xlink:href="http://dev.call2ru.com/vs/Работа%20с%20Git.pdf"><text:span text:style-name="T8">A</text:span></text:a><text:a xlink:type="simple" xlink:href="http://dev.call2ru.com/vs/Работа%20с%20Git.pdf"><text:span text:style-name="T8">0%</text:span></text:a><text:a xlink:type="simple" xlink:href="http://dev.call2ru.com/vs/Работа%20с%20Git.pdf"><text:span text:style-name="T8">D</text:span></text:a><text:a xlink:type="simple" xlink:href="http://dev.call2ru.com/vs/Работа%20с%20Git.pdf"><text:span text:style-name="T8">0%</text:span></text:a><text:a xlink:type="simple" xlink:href="http://dev.call2ru.com/vs/Работа%20с%20Git.pdf"><text:span text:style-name="T8">B</text:span></text:a><text:a xlink:type="simple" xlink:href="http://dev.call2ru.com/vs/Работа%20с%20Git.pdf"><text:span text:style-name="T8">0%</text:span></text:a><text:a xlink:type="simple" xlink:href="http://dev.call2ru.com/vs/Работа%20с%20Git.pdf"><text:span text:style-name="T8">D</text:span></text:a><text:a xlink:type="simple" xlink:href="http://dev.call2ru.com/vs/Работа%20с%20Git.pdf"><text:span text:style-name="T8">0%</text:span></text:a><text:a xlink:type="simple" xlink:href="http://dev.call2ru.com/vs/Работа%20с%20Git.pdf"><text:span text:style-name="T8">B</text:span></text:a><text:a xlink:type="simple" xlink:href="http://dev.call2ru.com/vs/Работа%20с%20Git.pdf"><text:span text:style-name="T8">1%</text:span></text:a><text:a xlink:type="simple" xlink:href="http://dev.call2ru.com/vs/Работа%20с%20Git.pdf"><text:span text:style-name="T8">D</text:span></text:a><text:a xlink:type="simple" xlink:href="http://dev.call2ru.com/vs/Работа%20с%20Git.pdf"><text:span text:style-name="T8">0%</text:span></text:a><text:a xlink:type="simple" xlink:href="http://dev.call2ru.com/vs/Работа%20с%20Git.pdf"><text:span text:style-name="T8">BE</text:span></text:a><text:a xlink:type="simple" xlink:href="http://dev.call2ru.com/vs/Работа%20с%20Git.pdf"><text:span text:style-name="T8">%</text:span></text:a><text:a xlink:type="simple" xlink:href="http://dev.call2ru.com/vs/Работа%20с%20Git.pdf"><text:span text:style-name="T8">D</text:span></text:a><text:a xlink:type="simple" xlink:href="http://dev.call2ru.com/vs/Работа%20с%20Git.pdf"><text:span text:style-name="T8">1%82%</text:span></text:a><text:a xlink:type="simple" xlink:href="http://dev.call2ru.com/vs/Работа%20с%20Git.pdf"><text:span text:style-name="T8">D</text:span></text:a><text:a xlink:type="simple" xlink:href="http://dev.call2ru.com/vs/Работа%20с%20Git.pdf"><text:span text:style-name="T8">0%</text:span></text:a><text:a xlink:type="simple" xlink:href="http://dev.call2ru.com/vs/Работа%20с%20Git.pdf"><text:span text:style-name="T8">B</text:span></text:a><text:a xlink:type="simple" xlink:href="http://dev.call2ru.com/vs/Работа%20с%20Git.pdf"><text:span text:style-name="T8">0%20%</text:span></text:a><text:a xlink:type="simple" xlink:href="http://dev.call2ru.com/vs/Работа%20с%20Git.pdf"><text:span text:style-name="T8">D</text:span></text:a><text:a xlink:type="simple" xlink:href="http://dev.call2ru.com/vs/Работа%20с%20Git.pdf"><text:span text:style-name="T8">1%81%20</text:span></text:a><text:a xlink:type="simple" xlink:href="http://dev.call2ru.com/vs/Работа%20с%20Git.pdf"><text:span text:style-name="T8">Git</text:span></text:a><text:a xlink:type="simple" xlink:href="http://dev.call2ru.com/vs/Работа%20с%20Git.pdf"><text:span text:style-name="T8">.</text:span></text:a><text:a xlink:type="simple" xlink:href="http://dev.call2ru.com/vs/Работа%20с%20Git.pdf"><text:span text:style-name="T8">pdf</text:span></text:a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left="5.08cm" fo:margin-right="0cm" fo:margin-top="0.353cm" fo:margin-bottom="0cm" style:contextual-spacing="false" fo:line-height="115%" fo:text-indent="1.27cm" style:auto-text-indent="false" fo:break-before="auto" fo:break-after="auto" style:writing-mode="lr-tb"/>
      <style:text-properties style:font-name="Times New Roman" fo:font-size="16pt" style:font-name-asian="Times New Roman" style:font-size-asian="16pt" style:font-name-complex="Times New Roman" style:font-size-complex="16pt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635cm" text:min-label-width="0.635cm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i">
        <style:list-level-properties text:space-before="3.492cm" text:min-label-width="0.318cm"/>
      </text:list-level-style-number>
      <text:list-level-style-number text:level="4" text:style-name="List3Level3" style:num-suffix="." style:num-format="1">
        <style:list-level-properties text:space-before="4.445cm" text:min-label-width="0.635cm"/>
      </text:list-level-style-number>
      <text:list-level-style-number text:level="5" text:style-name="List3Level4" style:num-suffix="." style:num-format="a">
        <style:list-level-properties text:space-before="5.715cm" text:min-label-width="0.635cm"/>
      </text:list-level-style-number>
      <text:list-level-style-number text:level="6" text:style-name="List3Level5" style:num-suffix="." style:num-format="i">
        <style:list-level-properties text:space-before="7.302cm" text:min-label-width="0.318cm"/>
      </text:list-level-style-number>
      <text:list-level-style-number text:level="7" text:style-name="List3Level6" style:num-suffix="." style:num-format="1">
        <style:list-level-properties text:space-before="8.255cm" text:min-label-width="0.635cm"/>
      </text:list-level-style-number>
      <text:list-level-style-number text:level="8" text:style-name="List3Level7" style:num-suffix="." style:num-format="a">
        <style:list-level-properties text:space-before="9.525cm" text:min-label-width="0.635cm"/>
      </text:list-level-style-number>
      <text:list-level-style-number text:level="9" text:style-name="List3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635cm" text:min-label-width="0.635cm"/>
      </text:list-level-style-number>
      <text:list-level-style-number text:level="2" text:style-name="List13Level1" style:num-suffix="." style:num-format="a">
        <style:list-level-properties text:space-before="1.905cm" text:min-label-width="0.635cm"/>
      </text:list-level-style-number>
      <text:list-level-style-number text:level="3" text:style-name="List13Level2" style:num-suffix="." style:num-format="i">
        <style:list-level-properties text:space-before="3.492cm" text:min-label-width="0.318cm"/>
      </text:list-level-style-number>
      <text:list-level-style-number text:level="4" text:style-name="List13Level3" style:num-suffix="." style:num-format="1">
        <style:list-level-properties text:space-before="4.445cm" text:min-label-width="0.635cm"/>
      </text:list-level-style-number>
      <text:list-level-style-number text:level="5" text:style-name="List13Level4" style:num-suffix="." style:num-format="a">
        <style:list-level-properties text:space-before="5.715cm" text:min-label-width="0.635cm"/>
      </text:list-level-style-number>
      <text:list-level-style-number text:level="6" text:style-name="List13Level5" style:num-suffix="." style:num-format="i">
        <style:list-level-properties text:space-before="7.302cm" text:min-label-width="0.318cm"/>
      </text:list-level-style-number>
      <text:list-level-style-number text:level="7" text:style-name="List13Level6" style:num-suffix="." style:num-format="1">
        <style:list-level-properties text:space-before="8.255cm" text:min-label-width="0.635cm"/>
      </text:list-level-style-number>
      <text:list-level-style-number text:level="8" text:style-name="List13Level7" style:num-suffix="." style:num-format="a">
        <style:list-level-properties text:space-before="9.525cm" text:min-label-width="0.635cm"/>
      </text:list-level-style-number>
      <text:list-level-style-number text:level="9" text:style-name="List13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dc:creator>Igor Polyakov</dc:creator>
    <meta:editing-cycles>2</meta:editing-cycles>
    <dc:date>2013-12-09T14:56:53</dc:date>
    <meta:editing-duration>P0D</meta:editing-duration>
    <meta:document-statistic meta:table-count="0" meta:image-count="0" meta:object-count="0" meta:page-count="6" meta:paragraph-count="121" meta:word-count="804" meta:character-count="6092" meta:non-whitespace-character-count="5292"/>
  </office:meta>
</office:document-meta>
</file>